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6fc2" officeooo:paragraph-rsid="00076fc2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76fc2" officeooo:paragraph-rsid="00076fc2"/>
    </style:style>
    <style:style style:name="P3" style:family="paragraph" style:parent-style-name="Standard">
      <style:paragraph-properties fo:text-align="center" style:justify-single-word="false"/>
      <style:text-properties fo:font-size="18pt" officeooo:rsid="00076fc2" officeooo:paragraph-rsid="00076fc2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76fc2" officeooo:paragraph-rsid="00076fc2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76fc2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76fc2" style:font-size-asian="14pt" style:font-size-complex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OLOGIA</text:p>
      <text:p text:style-name="P4"/>
      <text:list text:style-name="L1">
        <text:list-item>
          <text:p text:style-name="P5"><text:span text:style-name="T2">Os dados foram extraídos do site da </text:span><text:a xlink:type="simple" xlink:href="https://ratings.fide.com/download.phtml" text:style-name="Internet_20_link" text:visited-style-name="Visited_20_Internet_20_Link"><text:span text:style-name="T2">FIDE</text:span></text:a><text:span text:style-name="T2">.</text:span></text:p>
        </text:list-item>
        <text:list-item>
          <text:p text:style-name="P2"><text:span text:style-name="T1">São 188 arquivos contendo o rating de jogadores entre 2001 e 2023. Como só tenho 8 GB de RAM acabei optando por dividir esses 188 arquivos em diferentes pastas já que meu computador não iria aguentar unzipar, ler, manipular, limpar, concatenar… todos ao mesmo tempo. É por isso que tem diversas pastas chamadas “Temporario”</text:span></text:p>
        </text:list-item>
        <text:list-item>
          <text:p text:style-name="P2"><text:span text:style-name="T1">Na primeira pasta “Temporario” o código não está pegando 4 arquivos/pastas: “Apr05”, “Jan11”, “Jan04”, “Jul03”. Esses arquivos aloquei para a pasta “problemático” pois irei adotar uma outra abordagem. </text:span></text:p>
        </text:list-item>
        <text:list-item>
          <text:p text:style-name="P2"><text:span text:style-name="T1">É possível verificar as limpezas e tratamentos que estou realizando nos arquivos “Extraindo Dados” e “arrumando_dados”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5:12:08.984000000</meta:creation-date>
    <dc:date>2024-01-04T15:19:15.177000000</dc:date>
    <meta:editing-duration>PT7M6S</meta:editing-duration>
    <meta:editing-cycles>1</meta:editing-cycles>
    <meta:document-statistic meta:table-count="0" meta:image-count="0" meta:object-count="0" meta:page-count="1" meta:paragraph-count="5" meta:word-count="111" meta:character-count="698" meta:non-whitespace-character-count="595"/>
    <meta:generator>LibreOffice/7.6.4.1$Windows_X86_64 LibreOffice_project/e19e193f88cd6c0525a17fb7a176ed8e6a3e2aa1</meta:generator>
  </office:meta>
</office:document-meta>
</file>